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3">
      <style:paragraph-properties fo:text-align="justify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age SQL</text:p>
      <text:p text:style-name="P2"/>
      <text:list xml:id="list7232838926939194679" text:style-name="L3">
        <text:list-item>
          <text:p text:style-name="P3">intro 0:00:00</text:p>
          <text:list>
            <text:list-item>
              <text:p text:style-name="P3">Rappels 0:00:00</text:p>
              <text:list>
                <text:list-item>
                  <text:p text:style-name="P3">langage algébrique</text:p>
                  <text:list>
                    <text:list-item>
                      <text:p text:style-name="P3">opérateurs</text:p>
                      <text:list>
                        <text:list-item>
                          <text:p text:style-name="P3">de découpage</text:p>
                          <text:list>
                            <text:list-item>
                              <text:p text:style-name="P3">horizontale : sélection</text:p>
                            </text:list-item>
                            <text:list-item>
                              <text:p text:style-name="P3">verticale : projection</text:p>
                            </text:list-item>
                          </text:list>
                        </text:list-item>
                        <text:list-item>
                          <text:p text:style-name="P3">ensemblistes</text:p>
                          <text:list>
                            <text:list-item>
                              <text:p text:style-name="P3">union</text:p>
                            </text:list-item>
                            <text:list-item>
                              <text:p text:style-name="P3">intersection</text:p>
                            </text:list-item>
                            <text:list-item>
                              <text:p text:style-name="P3">différence</text:p>
                            </text:list-item>
                            <text:list-item>
                              <text:p text:style-name="P3">produit cartésien</text:p>
                            </text:list-item>
                          </text:list>
                        </text:list-item>
                        <text:list-item>
                          <text:p text:style-name="P3">"autres"</text:p>
                          <text:list>
                            <text:list-item>
                              <text:p text:style-name="P3">regrouper 2 relations : jointure</text:p>
                            </text:list-item>
                            <text:list-item>
                              <text:p text:style-name="P3">divisi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but de ce cours (transition) : "traduire" tout ceci en SQL</text:p>
                </text:list-item>
              </text:list>
            </text:list-item>
            <text:list-item>
              <text:p text:style-name="P3">généralités sur SQL (sauter ?) 0:00:34</text:p>
              <text:list>
                <text:list-item>
                  <text:p text:style-name="P3">développé par codd (créateur du modèle relationel)</text:p>
                </text:list-item>
                <text:list-item>
                  <text:p text:style-name="P3">initialement langage sequel</text:p>
                </text:list-item>
                <text:list-item>
                  <text:p text:style-name="P3">devenu standard ANSI (american national standard institute) en 89</text:p>
                </text:list-item>
                <text:list-item>
                  <text:p text:style-name="P3">on va étudier SQL 2011 car nouveautés après pas encore implémentées</text:p>
                </text:list-item>
                <text:list-item>
                  <text:p text:style-name="P3">pas de SGBDR (relationnelle) vendu sans SQL aujourd'hui</text:p>
                </text:list-item>
                <text:list-item>
                  <text:p text:style-name="P3">SQL = standard mais constructeurs (MySQL Oracle etc) suivent jamais exactement</text:p>
                </text:list-item>
                <text:list-item>
                  <text:p text:style-name="P3">ici on va étudier SQL standard</text:p>
                </text:list-item>
              </text:list>
            </text:list-item>
            <text:list-item>
              <text:p text:style-name="P3">langages SQL 0:03:00</text:p>
              <text:list>
                <text:list-item>
                  <text:p text:style-name="P3">LDD</text:p>
                  <text:list>
                    <text:list-item>
                      <text:p text:style-name="P3">langage de définition de données</text:p>
                    </text:list-item>
                    <text:list-item>
                      <text:p text:style-name="P3">permet de créer le schéma de la relation étudié dans partie cours précédents</text:p>
                    </text:list-item>
                    <text:list-item>
                      <text:p text:style-name="P3">permet par exemple de créer table (create table …)</text:p>
                    </text:list-item>
                    <text:list-item>
                      <text:p text:style-name="P3">travail fait pas le superutilisateur</text:p>
                    </text:list-item>
                    <text:list-item>
                      <text:p text:style-name="P3">permet aussi de créer relations, indexes, vues, donner droits</text:p>
                    </text:list-item>
                    <text:list-item>
                      <text:p text:style-name="P3">nous en travaillant là dessus, on sera superutilisateur</text:p>
                    </text:list-item>
                  </text:list>
                </text:list-item>
                <text:list-item>
                  <text:p text:style-name="P3">LMD</text:p>
                  <text:list>
                    <text:list-item>
                      <text:p text:style-name="P3">langage de manipulation de données</text:p>
                    </text:list-item>
                    <text:list-item>
                      <text:p text:style-name="P3">permet d'interroger la BDD</text:p>
                    </text:list-item>
                    <text:list-item>
                      <text:p text:style-name="P3">on le fera en TP via un schéma de relation qu'il nous donnera</text:p>
                    </text:list-item>
                    <text:list-item>
                      <text:p text:style-name="P3">fournit aussi opérations de mise à jour (update, insert etc)</text:p>
                    </text:list-item>
                    <text:list-item>
                      <text:p text:style-name="P3">faire update et insert : nécessitent d'être superutilisateur</text:p>
                    </text:list-item>
                  </text:list>
                </text:list-item>
                <text:list-item>
                  <text:p text:style-name="P3">LCD</text:p>
                  <text:list>
                    <text:list-item>
                      <text:p text:style-name="P3">langage de contrôle de données</text:p>
                    </text:list-item>
                    <text:list-item>
                      <text:p text:style-name="P3">encore utilisé par superutilisateur</text:p>
                    </text:list-item>
                    <text:list-item>
                      <text:p text:style-name="P3">donne les autorisations : dit qui a droit / n'a pas droit de toucher à quelle rela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LMD 0:05:25</text:p>
          <text:list>
            <text:list-item>
              <text:p text:style-name="P3">(sujet de tout ce cours)</text:p>
            </text:list-item>
            <text:list-item>
              <text:p text:style-name="P3">généralités 0:05:48</text:p>
              <text:list>
                <text:list-item>
                  <text:p text:style-name="P3">langage par blocs</text:p>
                </text:list-item>
                <text:list-item>
                  <text:p text:style-name="P3">proche des langages naturels (surtout anglais)</text:p>
                </text:list-item>
                <text:list-item>
                  <text:p text:style-name="P3"><text:soft-page-break/>"traduction" vocabulaire général modèle relationnel → SQL</text:p>
                  <text:list>
                    <text:list-item>
                      <text:p text:style-name="P3">relation → table</text:p>
                    </text:list-item>
                    <text:list-item>
                      <text:p text:style-name="P3">attributs → colonnes</text:p>
                    </text:list-item>
                    <text:list-item>
                      <text:p text:style-name="P3">type → tuples</text:p>
                    </text:list-item>
                  </text:list>
                </text:list-item>
              </text:list>
            </text:list-item>
            <text:list-item>
              <text:p text:style-name="P3">3 "items"</text:p>
              <text:list>
                <text:list-item>
                  <text:p text:style-name="P3">SELECT</text:p>
                  <text:list>
                    <text:list-item>
                      <text:p text:style-name="P3">projection du langage algébrique (découpage vertical)</text:p>
                    </text:list-item>
                    <text:list-item>
                      <text:p text:style-name="P3">ensemble des attributs (colonnes) résultats qu'on veut obtenir</text:p>
                    </text:list-item>
                    <text:list-item>
                      <text:p text:style-name="P3">obligatoire</text:p>
                    </text:list-item>
                  </text:list>
                </text:list-item>
                <text:list-item>
                  <text:p text:style-name="P3">FROM</text:p>
                  <text:list>
                    <text:list-item>
                      <text:p text:style-name="P3">liste des relations utilisées dans la requête</text:p>
                    </text:list-item>
                    <text:list-item>
                      <text:p text:style-name="P3">obligatoire</text:p>
                    </text:list-item>
                  </text:list>
                </text:list-item>
                <text:list-item>
                  <text:p text:style-name="P3">WHERE</text:p>
                  <text:list>
                    <text:list-item>
                      <text:p text:style-name="P3">sélection du langage algébrique</text:p>
                    </text:list-item>
                    <text:list-item>
                      <text:p text:style-name="P3">conditions que la requête doit vérifier</text:p>
                    </text:list-item>
                    <text:list-item>
                      <text:p text:style-name="P3">optionnel</text:p>
                    </text:list-item>
                  </text:list>
                </text:list-item>
                <text:list-item>
                  <text:p text:style-name="P3">termine par point-virgule</text:p>
                </text:list-item>
              </text:list>
            </text:list-item>
            <text:list-item>
              <text:p text:style-name="P3">SELECT</text:p>
              <text:list>
                <text:list-item>
                  <text:p text:style-name="P3">généralités</text:p>
                  <text:list>
                    <text:list-item>
                      <text:p text:style-name="P3">projection</text:p>
                    </text:list-item>
                    <text:list-item>
                      <text:p text:style-name="P3">attributs/colonnes séparés par des virgules</text:p>
                    </text:list-item>
                    <text:list-item>
                      <text:p text:style-name="P3">donner des exemples</text:p>
                    </text:list-item>
                  </text:list>
                </text:list-item>
                <text:list-item>
                  <text:p text:style-name="P3">duplicats</text:p>
                  <text:list>
                    <text:list-item>
                      <text:p text:style-name="P3">si le select n'inclut aucune clé, possibilité de duplicats (2 lignes identiques)</text:p>
                    </text:list-item>
                    <text:list-item>
                      <text:p text:style-name="P3">langage algébrique supprime duplicats</text:p>
                    </text:list-item>
                    <text:list-item>
                      <text:p text:style-name="P3">SQL par défaut ne le fait pas</text:p>
                    </text:list-item>
                    <text:list-item>
                      <text:p text:style-name="P3">pour les opérations type "moyenne" "somme" etc</text:p>
                    </text:list-item>
                    <text:list-item>
                      <text:p text:style-name="P3">pour éliminer duplicats il faut l'indiquer</text:p>
                    </text:list-item>
                    <text:list-item>
                      <text:p text:style-name="P3">SELECT DISTINCT attribut … ; pour éliminer duplicats</text:p>
                    </text:list-item>
                  </text:list>
                </text:list-item>
                <text:list-item>
                  <text:p text:style-name="P3">tout sélectionner</text:p>
                  <text:list>
                    <text:list-item>
                      <text:p text:style-name="P3">utiliser l'étoile pour prendre tous les attributs</text:p>
                    </text:list-item>
                    <text:list-item>
                      <text:p text:style-name="P3">typiquement SELECT * FROM nomTable;</text:p>
                    </text:list-item>
                  </text:list>
                </text:list-item>
              </text:list>
            </text:list-item>
            <text:list-item>
              <text:p text:style-name="P3">FROM</text:p>
              <text:list>
                <text:list-item>
                  <text:p text:style-name="P3">liste des relations/tables</text:p>
                </text:list-item>
                <text:list-item>
                  <text:p text:style-name="P3">si plusieurs, séparées par virgules</text:p>
                </text:list-item>
              </text:list>
            </text:list-item>
            <text:list-item>
              <text:p text:style-name="P3">WHERE</text:p>
              <text:list>
                <text:list-item>
                  <text:p text:style-name="P3">sélections (découpage horizontale, garde que certaines lignes)</text:p>
                </text:list-item>
                <text:list-item>
                  <text:p text:style-name="P3">opérateurs de comparaison ("=" etc) entre autre pour sélection</text:p>
                </text:list-item>
                <text:list-item>
                  <text:p text:style-name="P3">possibilité d'utiliser connecteurs logiques (AND OR NOT)</text:p>
                </text:list-item>
                <text:list-item>
                  <text:p text:style-name="P3">peut définir intervalles : colonne BETWEEN borneInf AND borneSup</text:p>
                </text:list-item>
                <text:list-item>
                  <text:p text:style-name="P3">peut tester appartenance à liste : colonne IN (val1, val2, …)</text:p>
                </text:list-item>
                <text:list-item>
                  <text:p text:style-name="P3">tester le motif d'une chaine de caractères : att/colonne LIKE "chaine"</text:p>
                  <text:list>
                    <text:list-item>
                      <text:p text:style-name="P3">_ = caractère quelconque</text:p>
                    </text:list-item>
                    <text:list-item>
                      <text:p text:style-name="P3">% = suite de caractères quelconque</text:p>
                    </text:list-item>
                  </text:list>
                </text:list-item>
              </text:list>
            </text:list-item>
            <text:list-item>
              <text:p text:style-name="P3">exercices 0:16:40 (page 3 diapo 2 – feuille perso manuscrite)</text:p>
              <text:list>
                <text:list-item>
                  <text:p text:style-name="P3">horaires des vols au départ de paris et a destination de nice</text:p>
                  <text:list>
                    <text:list-item>
                      <text:p text:style-name="P3">SELECT h_dep, h_arr FROM vol WHERE v_dep = "paris" AND v_arr="nice";</text:p>
                    </text:list-item>
                    <text:list-item>
                      <text:p text:style-name="P3">note : guillemets pour chaine de caractères</text:p>
                    </text:list-item>
                  </text:list>
                </text:list-item>
                <text:list-item>
                  <text:p text:style-name="P3">numéro et nom des avions localisés à nice et marseille et dont capacité &gt; 150 places</text:p>
                  <text:list>
                    <text:list-item>
                      <text:p text:style-name="P3"><text:soft-page-break/>SELECT numav, nomav FROM avion WHERE loc IN ("nice", "marseille") AND cap &gt;= 150;</text:p>
                    </text:list-item>
                  </text:list>
                </text:list-item>
                <text:list-item>
                  <text:p text:style-name="P3">nom pilotes gagnant entre 2000 et 3000€ dont nom commence par B ou C</text:p>
                  <text:list>
                    <text:list-item>
                      <text:p text:style-name="P3">SELECT nompil FROM pilote WHERE sal BETWEEN 2000 AND 3000 AND nompil LIKE "B%" OR nompil LIKE "C%";</text:p>
                    </text:list-item>
                    <text:list-item>
                      <text:p text:style-name="P3">note : pas moyen de faire "B|C%", de faire un "ou" d'expression rég en SQL</text:p>
                    </text:list-item>
                  </text:list>
                </text:list-item>
                <text:list-item>
                  <text:p text:style-name="P3">nom pilotes habitant paris autres que Jean</text:p>
                  <text:list>
                    <text:list-item>
                      <text:p text:style-name="P3">SELECT nompil FROM pilotes WHERE adr = "paris" AND nompil &lt;&gt; "Jean";</text:p>
                    </text:list-item>
                    <text:list-item>
                      <text:p text:style-name="P3">note : &lt;&gt; pour différent</text:p>
                    </text:list-item>
                  </text:list>
                </text:list-item>
              </text:list>
            </text:list-item>
            <text:list-item>
              <text:p text:style-name="P3">calculs verticaux – fonctions agrégatives 0:29:20</text:p>
              <text:list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jfjyf jjku</meta:initial-creator>
    <meta:creation-date>2015-02-02T22:19:52</meta:creation-date>
    <dc:date>2015-02-03T00:02:36</dc:date>
    <dc:creator>yjfjyf jjku</dc:creator>
    <meta:editing-duration>PT1H42M45S</meta:editing-duration>
    <meta:editing-cycles>116</meta:editing-cycles>
    <meta:generator>OpenOffice/4.1.1$Unix OpenOffice.org_project/411m6$Build-9775</meta:generator>
    <meta:document-statistic meta:table-count="0" meta:image-count="0" meta:object-count="0" meta:page-count="3" meta:paragraph-count="105" meta:word-count="694" meta:character-count="3874"/>
  </office:meta>
</office:document-meta>
</file>